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text-properties style:font-name="Times"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李秉叡</text:span><text:s/>  |  2014.01.28 04:50   |   <text:a xlink:type="simple" xlink:href="http://palinfo.habago.org/Entry?Command=Information_PrintForum&amp;iPage=460#FORUM32103"><text:span text:style-name="T2">#</text:span></text:a></text:p>
      <text:p text:style-name="P2"><text:span text:style-name="T1">轉自</text:span><text:s/>Abdullah in Taiwan <text:span text:style-name="T1">認識穆斯林與伊斯蘭議題之窗</text:span><text:line-break/><text:line-break/><text:span text:style-name="T1">根據統計，從今年一月以來，以色列在加薩地區殺害</text:span>5<text:span text:style-name="T1">名巴人，另外造成</text:span>23<text:span text:style-name="T1">人受傷。若這種事情發生在以色列境內（如巴人武裝分子攻擊以色列平民與軍警），馬上成為國際大事。專家開始討論如何確保以色列安全，如何執行反恐任務。</text:span><text:line-break/><text:line-break/><text:span text:style-name="T1">（</text:span>https://www.facebook.com/photo.php?fbid=571984956208927&amp;set=a.108263095914451.14202.100001922831961&amp;type=1<text:span text:style-name="T1">）</text:span><text:line-break/><text:line-break/>BREAKING FROM GAZA AND THE WORLD REMAINS SILENT \\ Israeli occupation forces shot and killed a Palestinian civilian ( Bilal Owaida - 20 yo ) and also injured 3 others when they were walking in a land close to the buffer zone - Northern the Gaza strip, Jabalia camp . <text:line-break/>This brings up the Palestinian death toll in Gaza since January the 1st by the hands of the Israeli occupation to 5 martyrs and 23 injuries !! And the world remains silent - Noor Harazeen<text:line-break/><text:line-break/>Photo of Bilal Owaida by \\ Al-Raiy<text:line-break/>===============================<text:line-break/><text:line-break/><text:span text:style-name="T1">以色列一名高中老師，將面臨被解職的命運。因為有學生向教育部表示，該師在課堂上灌輸「極端左派」思維，並且羞辱以色列。</text:span><text:line-break/><text:line-break/><text:span text:style-name="T1">投訴的學生向教育部表示，該名老師在課堂說：「這個國家不是屬於猶太人，而是巴勒斯坦人。我們並不屬於這裡。」並譴責以色列軍人「過分的殘暴」。該師在國外參加會議時大喊「巴勒斯坦萬歲！」</text:span><text:line-break/><text:line-break/><text:span text:style-name="T1">近年來，部分傳授歷史與公民教育的老師表示，很難在課堂上討論爭議性的議題，如人權、以色列境內的阿拉伯人（巴勒斯坦人）與以色列軍人的行為。許多老師則是避免討論這些「爭議性」話題。</text:span><text:line-break/><text:line-break/>(http://www.haaretz.com/news/national/.premium-1.569422)<text:line-break/>=======================<text:line-break/><text:span text:style-name="T1">【以色列前總理夏隆──以巴和平的先驅者？】</text:span><text:line-break/><text:line-break/><text:span text:style-name="T1">「當前在西方社會與學術界已經有另外一種聲音，這在台灣社會鮮為人知。那就是當前巴勒斯坦與以色列是被殖民者與殖民者的關係，而非對等的夥伴關係。雖然巴勒斯坦有自己的自治政府，也進入了聯合國，但在政治、經濟與安全議題上，仍需要看美國與以色列的眼色行事。巴人今日的生活，被許多西方學術研究者比喻為南非種族隔離時代的班圖斯坦</text:span>(Bantustan)<text:span text:style-name="T1">。巴人生活在沒有尊嚴與失去自由的環境中，他們的領導人仍沒有能力爭取巴人失去的權利，如難民回歸權、東耶路撒冷歸屬權、拆除違背國際法的隔離牆、解除加薩封鎖、移除西岸的非法猶太屯墾區、阻止以色列軍人非法逮捕巴人與孩童等基本人權。若說夏隆因為撤離加薩的政策，是有助於以巴的和解，這對於至今仍無法獲得基本權利的巴人而言，乃是極大的諷刺。」</text:span><text:line-break/><text:line-break/>(http://opinion.cw.com.tw/blog/profile/52/article/930)</text:p>
      <text:p text:style-name="P1"><text:span text:style-name="T1">陳真</text:span><text:s/>  |  2014.01.22 13:06   |   <text:a xlink:type="simple" xlink:href="http://palinfo.habago.org/Entry?Command=Information_PrintForum&amp;iPage=460#FORUM32102"><text:span text:style-name="T2">#</text:span></text:a></text:p>
      <text:p text:style-name="P3"><text:span text:style-name="T3">(</text:span>續<text:span text:style-name="T3">)<text:line-break/><text:line-break/></text:span>老實說<text:span text:style-name="T3">,</text:span>這電影是個失敗之作<text:span text:style-name="T3">,</text:span>意圖明顯<text:span text:style-name="T3">,</text:span>但卻感受不到所欲呈現者<text:span text:style-name="T3">. </text:span>導演要咱敬穹蒼<text:span text:style-name="T3">,</text:span>但穹蒼無所不在<text:span text:style-name="T3">,</text:span>而非僅存於美景之中<text:span text:style-name="T3">.</text:span>我敢說<text:span text:style-name="T3">,</text:span>就算在馬桶裏都能找到上帝<text:span text:style-name="T3">. </text:span>但導演卻只讓我們見到美景<text:span text:style-name="T3">,</text:span>見到好像都不用工作整天像龍蝦一樣快樂地跳啊跳的女主角<text:span text:style-name="T3">,</text:span>生活要有這麼爽<text:span text:style-name="T3">,</text:span>誰不敬穹蒼<text:span text:style-name="T3">,</text:span>神不感謝神<text:span text:style-name="T3">? <text:line-break/><text:line-break/></text:span>要敬穹蒼起碼也應該來台南永康敬才對<text:span text:style-name="T3">,</text:span>越是腐爛崩壞之處<text:span text:style-name="T3">,</text:span>越是陽光照不進來的陰暗之地<text:span text:style-name="T3">,</text:span>神蹟反倒越顯著<text:span text:style-name="T3">,</text:span>因為當豺狼當道<text:span text:style-name="T3">,</text:span>當生活成為一片煉獄火海<text:span text:style-name="T3">,</text:span>當所有希望全數耗盡<text:span text:style-name="T3">,</text:span>這時候我們才真的需要一點信心<text:span text:style-name="T3">,</text:span>生命才撐得下去<text:span text:style-name="T3">.<text:line-break/><text:line-break/></text:span>穹蒼一事是沒法正面表述的<text:span text:style-name="T3">,</text:span>祂只能倒過來理解<text:span text:style-name="T3">. </text:span>一個爽人<text:span text:style-name="T3">,</text:span>感謝神是應該的<text:span text:style-name="T3">,</text:span>但一個長期在一團難以言喻的可悲黑暗中存活的人<text:span text:style-name="T3">,</text:span>如果他依舊滿懷對於上帝的愛和感動<text:span text:style-name="T3">,</text:span>那我才能理解何謂穹蒼<text:span text:style-name="T3">.</text:span></text:p>
      <text:p text:style-name="P1"><text:span text:style-name="T1">陳真</text:span><text:s/>  |  2014.01.19 02:48   |   <text:a xlink:type="simple" xlink:href="http://palinfo.habago.org/Entry?Command=Information_PrintForum&amp;iPage=460#FORUM32101"><text:span text:style-name="T2">#</text:span></text:a></text:p>
      <text:p text:style-name="P4">今天罰站活動來了好多人<text:span text:style-name="T3">,</text:span>上個月小貓兩三隻<text:span text:style-name="T3">. </text:span>今天觀眾也多<text:span text:style-name="T3">,</text:span>有幾個人還拍照<text:span text:style-name="T3">,</text:span>好久不見的警察又跑來蒐證<text:span text:style-name="T3">. <text:line-break/><text:line-break/></text:span>兩三周前便安排今天靜站是有私人陰謀的<text:span text:style-name="T3">,</text:span>因為<text:span text:style-name="T3"><text:s/>to the wonder(</text:span>愛穹蒼<text:span text:style-name="T3">)</text:span>昨天開始上映<text:span text:style-name="T3">,</text:span>台南沒演<text:span text:style-name="T3">,</text:span>只好假公濟私<text:span text:style-name="T3">,</text:span>假站樁之名<text:span text:style-name="T3">,</text:span>來台北行看電影之實<text:span text:style-name="T3">. <text:line-break/><text:line-break/>http://www.youtube.com/watch?v=HQ5ldkk14Ig<text:line-break/><text:line-break/></text:span>光看上面這影像<text:span text:style-name="T3">,</text:span>配合巴哈的曲<text:span text:style-name="T3">,</text:span>就讓人想找眼淚瓶<text:span text:style-name="T3">,</text:span>世界<text:span text:style-name="T3">,</text:span>生命<text:span text:style-name="T3">,</text:span>所有的一切實在太美了<text:span text:style-name="T3">,</text:span>美到不可思議<text:span text:style-name="T3">,</text:span>美到讓人似乎得痛哭一場才行<text:span text:style-name="T3">.<text:line-break/><text:line-break/></text:span>許多時候<text:span text:style-name="T3">,</text:span>我看周遭一些東西<text:span text:style-name="T3">,</text:span>例如風中搖晃的幾片葉<text:span text:style-name="T3">,</text:span>例如窗前一隻正在結網的蜘蛛<text:span text:style-name="T3">,</text:span>例如路邊一隻小狗的神情<text:span text:style-name="T3">,</text:span>常有不可思議之感<text:span text:style-name="T3">,</text:span>宛如神蹟<text:span text:style-name="T3">,</text:span>忍不住就想學獅子一樣仰天大吼來表達我滿腔難以言喻的感動<text:span text:style-name="T3">. </text:span>這個力量是如此巨大<text:span text:style-name="T3">,</text:span>巨大到我根本沒法跟它抵抗而只能任生命在萬般美色中沉淪<text:span text:style-name="T3">.<text:line-break/><text:line-break/></text:span>如果永生樹講的是一種<text:span text:style-name="T3"><text:s/>"</text:span>樓梯<text:span text:style-name="T3">",</text:span>那麼<text:span text:style-name="T3">,"</text:span>愛穹蒼<text:span text:style-name="T3">" </text:span>講的便是爬上樓梯後的景色風光<text:span text:style-name="T3">,</text:span>世界整個不一樣了<text:span text:style-name="T3">,</text:span>上下兩集合起來就是我對維根斯坦的所有理解<text:span text:style-name="T3">.<text:line-break/><text:line-break/></text:span>跟維根斯坦一樣<text:span text:style-name="T3">,</text:span>我也一直想寫一本好書<text:span text:style-name="T3">,</text:span>做為我的仰天之吼<text:span text:style-name="T3">,</text:span>只是不知道完成這書的時光是否早已流逝<text:span text:style-name="T3">. </text:span>早在<text:span text:style-name="T3">10</text:span>年前它就已經差不多完成<text:span text:style-name="T3">,</text:span>只剩最後一章的最後一小段<text:span text:style-name="T3">,</text:span>篇名就叫做<text:span text:style-name="T3"><text:s/>Wittgenstein's sense of wonder,</text:span>但<text:span text:style-name="T3">wonder</text:span>如果能用言語寫出<text:span text:style-name="T3">,</text:span>那還叫做<text:span text:style-name="T3">wonder</text:span>嗎<text:span text:style-name="T3">? </text:span>我們能說的就只是反覆說<text:span text:style-name="T3">:Look! </text:span>看<text:span text:style-name="T3">! </text:span>媽的真是美到爆<text:span text:style-name="T3">.<text:line-break/><text:line-break/></text:span>有人批評我只會寫<text:span text:style-name="T3"><text:s/>"</text:span>美到爆<text:span text:style-name="T3">" </text:span>而沒有寫出美來<text:span text:style-name="T3">,</text:span>實在是粗鄙不堪<text:span text:style-name="T3">. </text:span>這的確也是事實<text:span text:style-name="T3">,</text:span>但恐怕也是所有在言語中過活的人永世無解的宿命<text:span text:style-name="T3">,</text:span>因為我們面對的不是別的<text:span text:style-name="T3">,</text:span>而是神蹟<text:span text:style-name="T3">. </text:span>對於神蹟<text:span text:style-name="T3">,</text:span>惟有仰天之吼或徹夜痛哭或能傳達其萬一<text:span text:style-name="T3">.<text:line-break/><text:line-break/></text:span>不過這電影我是不敢推薦大家去看<text:span text:style-name="T3">,</text:span>因為它不是這年代的人所能欣賞的<text:span text:style-name="T3"><text:s/>"</text:span>語言<text:span text:style-name="T3">",</text:span>很可能會看到睡著<text:span text:style-name="T3">. </text:span>我注意到全場包括我在內僅有<text:span text:style-name="T3">7</text:span>人<text:span text:style-name="T3">,</text:span>半小時後剩<text:span text:style-name="T3"><text:s/>5</text:span>人<text:span text:style-name="T3">,</text:span>一小時後剩<text:span text:style-name="T3">3</text:span>人<text:span text:style-name="T3">.<text:line-break/><text:line-break/></text:span>這年代的人類似乎很需要一種八點檔連續劇式的情節<text:span text:style-name="T3">,</text:span>沒有這樣一種顯而易見的情節就彷彿無法理解電影似的<text:span text:style-name="T3">.<text:line-break/><text:line-break/></text:span>我曾誤信傳言<text:span text:style-name="T3">,</text:span>看過大多數人非常愛看的鋼鐵人第一集<text:span text:style-name="T3">,</text:span>我是蒙面進去看的<text:span text:style-name="T3">,</text:span>怕被人認出<text:span text:style-name="T3">,</text:span>看五分鐘就無聊到沉沉入睡<text:span text:style-name="T3">,</text:span>前前後後被電影劇烈噪音驚醒十幾次<text:span text:style-name="T3">,</text:span>一路睡睡醒醒<text:span text:style-name="T3">,</text:span>好不容易在不斷被打擾的睡夢中熬到電影結束<text:span text:style-name="T3">,</text:span>如釋重負<text:span text:style-name="T3">. </text:span>很難想像為何大家會喜歡那樣一種<text:span text:style-name="T3"><text:s/>"</text:span>電影<text:span text:style-name="T3">". </text:span>題外話<text:span text:style-name="T3">.</text:span></text:p>
      <text:p text:style-name="P1"><text:span text:style-name="T1">陳真</text:span><text:s/>  |  2014.01.17 12:18   |   <text:a xlink:type="simple" xlink:href="http://palinfo.habago.org/Entry?Command=Information_PrintForum&amp;iPage=460#FORUM32100"><text:span text:style-name="T2">#</text:span></text:a></text:p>
      <text:p text:style-name="P3"><text:span text:style-name="T3">(</text:span>續<text:span text:style-name="T3">)<text:line-break/><text:line-break/></text:span>大約<text:span text:style-name="T3">30</text:span>年前，那時還沒有家暴法及婦幼政策，有一天，聽當時從事這方面社運工作的曹愛蘭<text:span text:style-name="T3">(</text:span>現在是台南市社會局長<text:span text:style-name="T3">)</text:span>說，她記得過去有位鄰居，經常被她先生打，幾次打到躲來曹愛蘭家裏床底下。曹說，她希望這種現象能改變，但她接著開玩笑說，當然她並不是希望有一天是這位婦女的老公躲來她家床底下。<text:span text:style-name="T3"><text:line-break/><text:line-break/></text:span>這個例子很生動。但所謂言論自由的發展卻恰恰就是換成她老公被打到躲來家裏床底下。如果這就是所謂言論自由，那這東西本質上便自動失去了一切意義。保障當然就是保障異類、非主流、病態以及各種所謂不正確，難不成要保障如雷貫耳的主流之聲或漂亮話語？<text:span text:style-name="T3"><text:line-break/><text:line-break/></text:span>基本上，思想或價值觀只有一樣或不一樣的問題，而沒有正確或不正確之分。但多數一方總是要仗著人多勢眾而為所欲為。就猶如過去台獨不能說，而現在卻是主張統一或喊聲祖國，便會馬上惹來群眾攻擊的禍端。過去，提到台灣就是賣國漢奸，現在卻是提到中國就是賣台台奸。<text:span text:style-name="T3"><text:line-break/><text:line-break/></text:span>過去是漢奸，現在是台奸，這兩種奸我都當過。以前在大學班上，有一些同學走過我身邊就會故意罵一聲漢奸，有人還握拳在我眼前揮舞說為什麼政府這麼寬容，為什麼不把我這種賣國賊槍斃。現在這些忠黨愛國者依然忠黨愛國，依然喊打喊殺，差別只是黨和國的名字和顏色變了而已。<text:span text:style-name="T3"><text:line-break/><text:line-break/></text:span>幾十年下來，我看不出台灣在言論自由方面有什麼進步，改變的只是旗子的顏色，床底下永遠躲著一些被打到沒地方躲的人。也許華人血液裏頭有著一種群聚為惡的紅衛兵性格，任何勢力一旦蔚為主流，對手就得找床來躲；要不就是得噤聲不語，明哲保身。</text:p>
      <text:p text:style-name="P1"><text:span text:style-name="T1">陳真</text:span><text:s/>  |  2014.01.17 11:24   |   <text:a xlink:type="simple" xlink:href="http://palinfo.habago.org/Entry?Command=Information_PrintForum&amp;iPage=460#FORUM32099"><text:span text:style-name="T2">#</text:span></text:a></text:p>
      <text:p text:style-name="P4">媽的<text:span text:style-name="T3">,</text:span>鄭南榕不能批評嗎？一個人不能有不同的價值觀嗎？一定要去認同每個世代的主流所強調的所謂正確的思想與人物嗎？<text:span text:style-name="T3"><text:line-break/><text:line-break/></text:span>一個人為了言論自由燒死自己，他的所謂同志們在他生前說他是外省人，一定是爪爬仔，否則不可能這麼勇敢，一定是國民黨設下的陷阱云云；當他率先公開喊出台獨，這些所謂同志們紛紛私下或公開嘲笑他頭殼壞去，笑他不夠務實。<text:span text:style-name="T3"><text:line-break/><text:line-break/></text:span>一個人為了捍衛言論自由燒死自己，後世卻冒出一群人，以檢查思想、區分什麼是正確什麼是脫序思想的恐怖方式說要紀念他，以傷害人格的恐怖圍勦方式而不是論理的方式鬥爭那些對其作為稍有不敬的人。<text:span text:style-name="T3"><text:line-break/><text:line-break/></text:span>如果不是因為任何世代永遠都會有著各種不合主流的思想言行需要尊重與保障，我們還需要什麼言論自由？言論自由難道是要保護過去的忠黨愛國以及保護當今之世的所謂愛台灣這類正確到爆的主流思想？<text:span text:style-name="T3"><text:line-break/><text:line-break/></text:span>歷史給我們的教訓就是，我們不可能從它學到任何教訓，歷史就像月經，每隔一段時間就會把同樣的折磨和悲劇再演一遍，演的永遠是同樣的一齣戲。幕起幕落，換上不同演員，但有些人不管怎麼改朝換代，永遠站在正確的一方，強欺弱，眾暴寡，整天檢查別人的思想是否正確，是否合乎主流價值。<text:span text:style-name="T3"><text:line-break/><text:line-break/></text:span>王文霞的想法，老實說，跟那些批鬥他的人有何本質上的不同？不同只是在於各自擁有所謂正確的思想。任何一方，只要得勢，都是另一方的不幸。<text:span text:style-name="T3"><text:line-break/><text:line-break/></text:span>陳真<text:span text:style-name="T3"><text:line-break/>==========<text:line-break/>ETtoday </text:span>新聞<text:span text:style-name="T3"><text:line-break/>2014.01.16.<text:line-break/><text:line-break/></text:span>不只王文霞發言惹議　成大零貳社爆：多位教授言論脫序<text:span text:style-name="T3"><text:line-break/><text:line-break/></text:span>針對成大歷史系教授王文霞，傳出在<text:span text:style-name="T3">15</text:span>日的校務會議中，批評鄭南榕像伊斯蘭的「炸彈客」，引發外界譁然。《<text:span text:style-name="T3">ETtoday</text:span>東森新聞》記者<text:span text:style-name="T3">16</text:span>日致電公布逐字稿的「成大零貳社」社長邱庭筠，對方爆料其實當天不只她一人發言惹議，與會的多位教授也都言論脫序，她們不排除將進一步公布。</text:p>
      <text:p text:style-name="P1"><text:span text:style-name="T1">陳真</text:span><text:s/>  |  2014.01.15 01:42   |   <text:a xlink:type="simple" xlink:href="http://palinfo.habago.org/Entry?Command=Information_PrintForum&amp;iPage=460#FORUM32098"><text:span text:style-name="T2">#</text:span></text:a></text:p>
      <text:p text:style-name="P3">雖然不多<text:span text:style-name="T3">,</text:span>但這個黨還是有好人<text:span text:style-name="T3">. </text:span>不過<text:span text:style-name="T3">,</text:span>這些人通常不是退出就是淡出<text:span text:style-name="T3">,</text:span>要不就是成為這個黨的敵人<text:span text:style-name="T3">,</text:span>有一些則是死了<text:span text:style-name="T3">,</text:span>例如江鵬堅<text:span text:style-name="T3">,</text:span>陳定南<text:span text:style-name="T3">,</text:span>魏廷朝<text:span text:style-name="T3">. <text:line-break/><text:line-break/></text:span>三十年前<text:span text:style-name="T3">,</text:span>大約<text:span text:style-name="T3">1984</text:span>年<text:span text:style-name="T3">(?),</text:span>我加入<text:span text:style-name="T3"><text:s/>"</text:span>黨外公政會<text:span text:style-name="T3">" </text:span>的介紹人<text:span text:style-name="T3">--</text:span>張俊雄<text:span text:style-name="T3">.<text:line-break/><text:line-break/></text:span>陳真<text:span text:style-name="T3"><text:line-break/><text:line-break/>================<text:line-break/></text:span>張俊雄跑遍台灣監獄<text:span text:style-name="T3"><text:s/></text:span>死囚寫信感謝<text:span text:style-name="T3"> <text:line-break/><text:line-break/></text:span>【聯合晚報╱記者林敬殷<text:span text:style-name="T3">/</text:span>台北報導】<text:span text:style-name="T3"><text:s/>2014.01.13 03:00 pm <text:line-break/><text:line-break/>2008</text:span>年卸任行政院長後，張俊雄加入更生團契，擔任終身志工，<text:span text:style-name="T3">6</text:span>年來，他跑遍台灣的監獄勸誡死囚，圖為定讞死囚寫給張俊雄的感謝信。<text:span text:style-name="T3"><text:line-break/><text:line-break/></text:span>記者林敬殷<text:span text:style-name="T3">/</text:span>攝影<text:span text:style-name="T3"> <text:line-break/><text:line-break/></text:span>不少基督教友最近在教會刊物上，看到死囚邱合成寫給前行政院長張俊雄的簡短信函，都納悶地問，「怎麼會是他呢？」<text:span text:style-name="T3"><text:line-break/><text:line-break/></text:span>厚厚紀錄<text:span text:style-name="T3"><text:s/></text:span>朱阿英幫忙整理<text:span text:style-name="T3"> <text:line-break/><text:line-break/>2008</text:span>年卸任行政院長後，張俊雄加入更生團契，擔任終身志工，六年來，他跑遍台灣的監獄，勸誡死囚悔改，開導被害人家屬走出仇恨情緒，關懷死囚家屬的生計，鼓勵煙毒販戒癮重新做人。張俊雄與朱阿英夫婦倆人一起去監獄，擔任志工，他的櫃子和書桌擺滿了厚厚的資料，密密麻麻的文字，是朱阿英替張整理的探訪記錄。<text:span text:style-name="T3"><text:line-break/><text:line-break/></text:span>每次到監獄前，張俊雄針對輔導的個案，一字一句修改電腦檔案，每次講完課，他總是滿身大汗，非得在離開前換一套乾的衣服。這種場景，日復一日，五個寒暑過去，即將邁入第六個寒暑，張俊雄持續不斷，只要更生團契替他安排，他和朱阿英兩個人，就會坐上教會的小轎車，東奔西跑。<text:span text:style-name="T3"><text:line-break/><text:line-break/></text:span>起先，很多人都冷眼旁觀，用看笑話的心情，盤算張俊雄能撐多久？或許是看慣政治人物的習性，沒有人相信張俊雄投入更生團契是玩真的，還有法務部高官誤會，張俊雄應該是另有所圖。<text:span text:style-name="T3"><text:line-break/><text:line-break/></text:span>張俊雄說，當初下定決心投入更生團契志工時，就鎖定五類關懷對象與目標，死囚、被害人家屬、加害人家屬、煙毒販，還有到監獄演講。<text:span text:style-name="T3"><text:line-break/><text:line-break/></text:span>不捨囚犯子<text:span text:style-name="T3"><text:s/></text:span>以父姓為恥<text:span text:style-name="T3"> <text:line-break/><text:line-break/></text:span>淡出政壇，張俊雄不再慷慨激昂，更多的是苦口婆心。他講述輔導個案時，忍不住比手畫腳，才彷彿又讓人看到當年那位政壇張院長的熟悉身影。<text:span text:style-name="T3"><text:line-break/><text:line-break/></text:span>記者林敬殷<text:span text:style-name="T3">/</text:span>攝影<text:span text:style-name="T3"> <text:line-break/><text:line-break/></text:span>他表示，「你能想像有人不願意承認自己名字的嗎？」張俊雄舉了在「天使樹」（聖誕節送禮物給囚犯小孩）專案遇到的個案，對方是一個囚犯所生的八歲小男孩，外表看起來和一般人沒兩樣，當他和太太輕呼男孩名字，準備將禮物交給他時，小男孩退了幾步，揮手示意要他們不要喊他的名字。後來他們才了解，這個小孩不願承認有一個做壞事的父親，連對父親給他的姓，都感到羞恥。<text:span text:style-name="T3"><text:line-break/><text:line-break/></text:span>張俊雄說，台灣監獄現在關的人，比以前多了三、四成以上，如果我們不能給這些小孩更多的愛，他們被社會唾棄後，難保有一天不會步上父親的後塵。<text:span text:style-name="T3"><text:line-break/><text:line-break/></text:span>朱阿英起先也難耐監獄的味道，一度因承受不了精神壓力想要放棄，後來靠著教會姐妹弟兄一同禱告，才能繼續走下去。雖看盡大風大浪，張俊雄表示，自己也不如外表那樣堅強，經常會難過到必須進醫院吊點滴，但這些他在外人面前從未透露，靠著堅定的信仰支撐下去，即使前幾年他腳部動了手術，只要更生團契通知他，他總會準時報到。<text:span text:style-name="T3"> <text:line-break/><text:line-break/></text:span>淡出政壇走入監獄，張俊雄用熱情，點亮受刑人枯槁的心，不在政治圈，張俊雄也不再的慷慨激昂，更多的是苦口婆心。只有當他講述感動的個案時，忍不住比手畫腳、口沫橫飛，才仿佛又讓人看到當年那位政壇張俊雄的熟悉身影。<text:span text:style-name="T3"> <text:line-break/><text:line-break/>2008</text:span>年卸任行政院長後，張俊雄加入更生團契，擔任終身志工，<text:span text:style-name="T3">6</text:span>年來，他跑遍台灣的監獄勸誡死囚，圖為定讞死囚寫給張俊雄的感謝信。<text:span text:style-name="T3"><text:s/></text:span>【<text:span text:style-name="T3">2014/01/13 </text:span>聯合晚報】</text:p>
      <text:p text:style-name="P1"><text:span text:style-name="T1">潘欣宜</text:span><text:s/>  |  2014.01.13 22:03   |   <text:a xlink:type="simple" xlink:href="http://palinfo.habago.org/Entry?Command=Information_PrintForum&amp;iPage=460#FORUM32097"><text:span text:style-name="T2">#</text:span></text:a></text:p>
      <text:p text:style-name="P4">當我的靈魂飄離地面時，很感謝這個網站的大家依然屹立不搖，讓我找到一個歸屬點，這裡是我開始對世界抱持疑問的開端，我曾經掉進了各種心智幻覺陷阱，必須說的是踩在地面上的感覺真好。</text:p>
      <text:p text:style-name="P5"/>
      <text:p text:style-name="P1"><text:span text:style-name="T1">陳真</text:span><text:s/>  |  2014.01.13 01:03   |   <text:a xlink:type="simple" xlink:href="http://palinfo.habago.org/Entry?Command=Information_PrintForum&amp;iPage=461#FORUM32096"><text:span text:style-name="T2">#</text:span></text:a></text:p>
      <text:p text:style-name="P4"><text:span text:style-name="T3">1988</text:span>年蔣經國死掉時<text:span text:style-name="T3">,</text:span>我當下寫了篇文章<text:span text:style-name="T3">, </text:span>印了幾百份<text:span text:style-name="T3">,</text:span>單槍匹馬一個人在高醫校門口散發<text:span text:style-name="T3">.<text:line-break/><text:line-break/></text:span>一兩分鐘後<text:span text:style-name="T3">,</text:span>大批警察就來把我抓走了<text:span text:style-name="T3">. </text:span>警車來之前<text:span text:style-name="T3">,</text:span>附近居民叫我趕快逃<text:span text:style-name="T3">. </text:span>但我飛蛾硬是要撲火<text:span text:style-name="T3">,</text:span>只想往火裏鑽<text:span text:style-name="T3">,</text:span>怎麼可能逃<text:span text:style-name="T3">?<text:line-break/><text:line-break/></text:span>逮到警局過程中<text:span text:style-name="T3">,</text:span>一位警員偷偷在我耳邊輕聲說<text:span text:style-name="T3">: </text:span>這事情很大<text:span text:style-name="T3">,</text:span>等一下你要說你是被人利用的<text:span text:style-name="T3">,</text:span>不要自己扛責任<text:span text:style-name="T3">. </text:span>我抬頭看了他一眼說<text:span text:style-name="T3">,</text:span>沒有別人<text:span text:style-name="T3">,</text:span>就我一個人<text:span text:style-name="T3">. </text:span>他突然激動地說<text:span text:style-name="T3">: </text:span>你不想當醫生了嗎<text:span text:style-name="T3">? </text:span>醫學院不讀了嗎<text:span text:style-name="T3">? </text:span>我無語<text:span text:style-name="T3">,</text:span>給了個微笑<text:span text:style-name="T3">.<text:line-break/><text:line-break/></text:span>蔣經國當年的死<text:span text:style-name="T3">,</text:span>歡欣鼓舞談不上<text:span text:style-name="T3">,</text:span>但我心裏頭的感受<text:span text:style-name="T3">,</text:span>跟巴勒斯坦人對於夏隆之死的某種<text:span text:style-name="T3"><text:s/>"</text:span>遺憾<text:span text:style-name="T3">" </text:span>怕是一樣的<text:span text:style-name="T3">,</text:span>我在那份傳單裏頭寫說<text:span text:style-name="T3">: "</text:span>我很遺憾沒有看到獨裁者親自面對下場來臨的那一天<text:span text:style-name="T3">."<text:line-break/><text:line-break/></text:span>如今<text:span text:style-name="T3">,</text:span>四分之一個世紀過去了<text:span text:style-name="T3">,"</text:span>遺憾<text:span text:style-name="T3">" </text:span>早已蕩然無存<text:span text:style-name="T3">,</text:span>我跟獨裁者之間的距離也隨之越來越小<text:span text:style-name="T3">,</text:span>悄悄地越走越近<text:span text:style-name="T3">;</text:span>我似乎越來越能明白<text:span text:style-name="T3">,</text:span>做為一個人<text:span text:style-name="T3">,</text:span>人心裏頭是怎麼想的<text:span text:style-name="T3">,</text:span>無數念想<text:span text:style-name="T3">,</text:span>何等悲歡<text:span text:style-name="T3">,</text:span>皆不陌生<text:span text:style-name="T3">. </text:span>遲早所有人都得回到某個彼此相去不遠的原點<text:span text:style-name="T3">.<text:line-break/><text:line-break/></text:span>這些日子常出入嬰兒室<text:span text:style-name="T3">,</text:span>看著新來世上的許多小生命排排躺著<text:span text:style-name="T3">,</text:span>窗外一雙雙渴慕的眼睛<text:span text:style-name="T3">,</text:span>密切注視著小生命的一顰一笑<text:span text:style-name="T3">,</text:span>彷彿小生命的每個動作都隱隱預示了一個個充滿希望的未來<text:span text:style-name="T3">.<text:line-break/><text:line-break/></text:span>我心裏頭想著<text:span text:style-name="T3">,</text:span>這麼多的小東西<text:span text:style-name="T3">,</text:span>將來這個小娃長大了<text:span text:style-name="T3">,</text:span>難道要跟另一個也同樣長大成人的小娃為敵<text:span text:style-name="T3">? </text:span>難道他們不知道曾經有這麼一刻<text:span text:style-name="T3">,</text:span>他們是如此接近<text:span text:style-name="T3">?</text:span>不同的記憶<text:span text:style-name="T3">,</text:span>相同的感情<text:span text:style-name="T3">.</text:span>似乎有一天<text:span text:style-name="T3">,</text:span>人們終究還是得不分彼此地回到某個永恆旅程的起始點<text:span text:style-name="T3">.<text:line-break/><text:line-break/></text:span>以下題外話<text:span text:style-name="T3">:<text:line-break/><text:line-break/></text:span>不管一年搬多少次家<text:span text:style-name="T3">,</text:span>由西向東<text:span text:style-name="T3">,</text:span>從南到北<text:span text:style-name="T3">,</text:span>不管多少個異國它鄉的日子<text:span text:style-name="T3">,</text:span>我始終得把鳳凰帶著走才行<text:span text:style-name="T3">. </text:span>收看鳳凰不容易<text:span text:style-name="T3">,</text:span>得在有關衛星的高科技事情上下工夫<text:span text:style-name="T3">. </text:span>但不管多少代價<text:span text:style-name="T3">,</text:span>我沒有鳳凰不行<text:span text:style-name="T3">.<text:line-break/><text:line-break/></text:span>將來我小孩可以不去上學<text:span text:style-name="T3">,</text:span>但他得給我乖乖在家看電視才行<text:span text:style-name="T3">,</text:span>當然不是看台灣這種俗爛低級猥瑣到爆的各種節目<text:span text:style-name="T3">,</text:span>而是必須乖乖給我看鳳凰<text:span text:style-name="T3">. </text:span>他可以窮<text:span text:style-name="T3">,</text:span>可以笨<text:span text:style-name="T3">,</text:span>但他不能猥瑣沒出息<text:span text:style-name="T3">,</text:span>不能俗爛低級壞心眼<text:span text:style-name="T3">.</text:span>我相信鳳凰可以給他這樣的一種養份<text:span text:style-name="T3">.<text:line-break/><text:line-break/></text:span>小孩也許要問<text:span text:style-name="T3">: "</text:span>爹<text:span text:style-name="T3">,</text:span>鳳凰如果那麼好<text:span text:style-name="T3">,</text:span>你為啥光錄不看<text:span text:style-name="T3">? </text:span>錄一堆幹啥呢<text:span text:style-name="T3">?"<text:line-break/><text:line-break/>"</text:span>錄下來當然是要給你看<text:span text:style-name="T3">,</text:span>給別人看<text:span text:style-name="T3">"<text:line-break/><text:line-break/>"</text:span>爹不能看<text:span text:style-name="T3">,</text:span>爹已經看過了<text:span text:style-name="T3">,</text:span>不能再看<text:span text:style-name="T3">,</text:span>再看就要毀了<text:span text:style-name="T3">."<text:line-break/><text:line-break/>"</text:span>爹必須發憤圖強<text:span text:style-name="T3">,</text:span>力爭上游<text:span text:style-name="T3">,</text:span>鳳凰對爹是有害的違禁品<text:span text:style-name="T3">,</text:span>爹已經戒掉它整整七個年頭了<text:span text:style-name="T3">,</text:span>但七年來爹始終努力錄製鳳凰<text:span text:style-name="T3">,</text:span>希望後人能看到它<text:span text:style-name="T3">,</text:span>特別是冷暖人生<text:span text:style-name="T3">".<text:line-break/><text:line-break/></text:span>可是<text:span text:style-name="T3">,</text:span>每當我要看電影<text:span text:style-name="T3">DVD</text:span>時<text:span text:style-name="T3">,</text:span>就必須轉到鳳凰的頻道更換光碟片<text:span text:style-name="T3">,</text:span>經常不小心就會看到幾秒鐘<text:span text:style-name="T3">,</text:span>每次看到都很痛苦<text:span text:style-name="T3">. </text:span>像個酒鬼一樣<text:span text:style-name="T3">,</text:span>一個東西我戒它戒這麼久了<text:span text:style-name="T3">,</text:span>可當它一出現眼前時<text:span text:style-name="T3">,</text:span>酒鬼還是一樣會崩潰<text:span text:style-name="T3">,</text:span>抵抗不了它的荼毒<text:span text:style-name="T3">,</text:span>往往感動到不行<text:span text:style-name="T3">.<text:line-break/><text:line-break/></text:span>今晚重看第<text:span text:style-name="T3">N</text:span>遍教父<text:span text:style-name="T3">,</text:span>不小心看到一個熟悉的身影<text:span text:style-name="T3">--</text:span>錢鍾書和他的太太楊絳<text:span text:style-name="T3">,</text:span>做為錢鍾書的仰慕者<text:span text:style-name="T3">,</text:span>忍不住多看了幾秒鐘<text:span text:style-name="T3">,</text:span>那是今晚播出的<text:span text:style-name="T3"><text:s/>"</text:span>我的中國心<text:span text:style-name="T3">",</text:span>也是我每周必錄的節目<text:span text:style-name="T3">.<text:line-break/><text:line-break/></text:span>還好不小心看到時已經是結尾了<text:span text:style-name="T3">,</text:span>但還是很感動<text:span text:style-name="T3">. </text:span>真難想像為什麼這個電視台能夠把幾乎每個節目都做得那麼好<text:span text:style-name="T3">,</text:span>意真情切<text:span text:style-name="T3">,</text:span>微妙動人<text:span text:style-name="T3">.<text:line-break/><text:line-break/></text:span>我在末尾看到楊絳錢鍾書曾在文革時期被紅衛兵公開批鬥<text:span text:style-name="T3">,</text:span>各位知道那種批鬥十分凶狠殘酷<text:span text:style-name="T3">,</text:span>但楊絳說<text:span text:style-name="T3">,</text:span>她看這些紅衛兵<text:span text:style-name="T3">,</text:span>感覺他們就是<text:span text:style-name="T3"><text:s/>"</text:span>批著狼皮的羊<text:span text:style-name="T3">",</text:span>說他們本性是善良的<text:span text:style-name="T3">.<text:line-break/><text:line-break/></text:span>我還看到楊絳精研西班牙文<text:span text:style-name="T3">,</text:span>為的是翻譯唐吉訶德<text:span text:style-name="T3">,</text:span>前後花了數十年終於完成<text:span text:style-name="T3">. 1978 </text:span>年譯本在中國上市時<text:span text:style-name="T3">,</text:span>書店擠爆搶購人潮<text:span text:style-name="T3">. <text:line-break/><text:line-break/>http://phtv.ifeng.com/program/wdzgx/<text:line-break/><text:line-break/></text:span>唐吉訶德也是我最喜歡的小說之一<text:span text:style-name="T3">,</text:span>我在小學就反覆看了數不清多少遍<text:span text:style-name="T3">,</text:span>恐怕都能倒著背了<text:span text:style-name="T3">. </text:span>這些東西全是毒素<text:span text:style-name="T3">,</text:span>想要鍛鍊出一顆鋼鐵般積極向上提昇的心的人<text:span text:style-name="T3">,</text:span>最好這些東西遠一點<text:span text:style-name="T3">,</text:span>禁止他看鳳凰<text:span text:style-name="T3">,</text:span>而且最好盡量鼓勵他多多看台灣的每一個節目<text:span text:style-name="T3">,</text:span>例如講爆奶爆紅爆夯三爆題材的新聞節目或各種節目什麼都好<text:span text:style-name="T3">,</text:span>只要是台灣出品的節目<text:span text:style-name="T3">,</text:span>應該都很有助於防止他向下沉淪<text:span text:style-name="T3">. <text:line-break/><text:line-break/></text:span>各位一定以為我在開玩笑<text:span text:style-name="T3">,</text:span>故意說反話<text:span text:style-name="T3">,</text:span>其實我是認真的<text:span text:style-name="T3">.</text:span>我已事先表明警告<text:span text:style-name="T3">,</text:span>哪些東西不利於生存<text:span text:style-name="T3">,</text:span>哪些東西有助融入台灣社會<text:span text:style-name="T3">,</text:span>並非虛言<text:span text:style-name="T3">.</text:span>我只要不小心看到鳳凰<text:span text:style-name="T3">,</text:span>心就會融化成一團泥似的<text:span text:style-name="T3">,</text:span>得花好大的工夫才能重新振作<text:span text:style-name="T3">,</text:span>重新打造出一顆鋼鐵般的心<text:span text:style-name="T3">,</text:span>享受三爆題材及甩哥正妹及台灣之光等等的樂趣<text:span text:style-name="T3">.<text:line-break/><text:line-break/></text:span>陳真<text:span text:style-name="T3"> <text:line-break/><text:line-break/>============<text:line-break/></text:span>巴人慶祝夏隆死亡「願真主嚴懲他」<text:span text:style-name="T3"><text:line-break/><text:line-break/>2014</text:span>年<text:span text:style-name="T3">01</text:span>月<text:span text:style-name="T3">12</text:span>日<text:span text:style-name="T3"><text:line-break/><text:line-break/></text:span>以色列前總理夏隆的死訊傳抵迦薩地區，當地巴勒斯坦人熱烈慶祝，並當街踩踏和焚燒他的照片。（美聯社）<text:span text:style-name="T3"><text:line-break/></text:span>以色列前總理夏隆的死訊傳抵迦薩地區，當地巴勒斯坦人熱烈慶祝，並當街踩踏和焚燒他的照片。（美聯社）<text:span text:style-name="T3"><text:line-break/><text:line-break/></text:span>以色列前總理、有「貝魯特屠夫」之稱的夏隆<text:span text:style-name="T3">11</text:span>日去世，散居約旦河西岸、迦薩、黎巴嫩和其它地區的巴勒斯坦人歡天喜地，許多人祝願他「被真主嚴懲」，唯一令他們感到遺憾的，是現在已永遠無法將他繩之以法。<text:span text:style-name="T3"><text:line-break/><text:line-break/></text:span>夏隆的死訊在巴勒斯坦人間引起熱烈迴響，有人喝采並分享糖果，有人祈禱他在地獄受酷刑，還有人細數他曾經對巴勒斯坦人所施加的暴行。夏隆於<text:span text:style-name="T3">2006</text:span>年中風陷入昏迷，當時巴勒斯坦人就曾慶祝過一次，但拖了<text:span text:style-name="T3">8</text:span>年才等到他去世的消息，巴人歡樂的程度顯然有所降低。<text:span text:style-name="T3"><text:line-break/><text:line-break/></text:span>夏隆在歷次以巴衝突中一向立場強硬。<text:span text:style-name="T3">1982</text:span>年<text:span text:style-name="T3">6</text:span>月時任以色列國防部長的夏隆主導以軍入侵黎巴嫩，<text:span text:style-name="T3">3</text:span>個月後，以色列在黎境的盟友基督教民兵屠殺當地數以百計巴勒斯坦難民，夏隆因此丟官，其「貝魯特屠夫」的綽號也不脛而走。</text:p>
      <text:p text:style-name="P1"><text:span text:style-name="T1">陳真</text:span><text:s/>  |  2014.01.12 23:26   |   <text:a xlink:type="simple" xlink:href="http://palinfo.habago.org/Entry?Command=Information_PrintForum&amp;iPage=461#FORUM32095"><text:span text:style-name="T2">#</text:span></text:a></text:p>
      <text:p text:style-name="P3">夏隆逝世　巴勒斯坦：他是大屠殺兇手<text:span text:style-name="T3"><text:line-break/><text:line-break/></text:span>蘋果日報<text:span text:style-name="T3"><text:line-break/>2014</text:span>年<text:span text:style-name="T3">01</text:span>月<text:span text:style-name="T3">12</text:span>日<text:span text:style-name="T3">05:43 <text:line-break/><text:line-break/></text:span>【國際中心／綜合外電報導】中風昏迷<text:span text:style-name="T3">8</text:span>年的以色列前總理夏隆昨天辭世，許多巴勒斯坦人聞訊均表示他是多場巴人屠殺的劊子手，遺憾永遠無法將他繩之以法。<text:span text:style-name="T3"><text:line-break/><text:line-break/></text:span>隸屬巴勒斯坦解放組織的阿許拉威（<text:span text:style-name="T3">Hanan Ashrawi</text:span>）表示，巴勒斯坦人對任何人的死亡都不會加以慶祝，但對夏隆之死，巴人沒有什麼悼念言語。另一位巴解成員說：「巴勒斯坦人記得的，都是他暴力與侵略的一面。」<text:span text:style-name="T3"><text:line-break/><text:line-break/></text:span>人權觀察組織中東主任惠特森（<text:span text:style-name="T3">Sarah Leah Whitson</text:span>）說：「夏隆步入墳墓，未為他在沙布拉和查提拉所扮演角色及其他迫害行徑面對司法，令人遺憾。」<text:span text:style-name="T3"><text:line-break/><text:line-break/></text:span>夏隆是以色列的戰爭英雄，也是巴勒斯坦人眼中的劊子手。法新社</text:p>
      <text:p text:style-name="P1"><text:span text:style-name="T1">楊世主</text:span><text:s/>  |  2014.01.10 20:27   |   <text:a xlink:type="simple" xlink:href="http://palinfo.habago.org/Entry?Command=Information_PrintForum&amp;iPage=461#FORUM32094"><text:span text:style-name="T2">#</text:span></text:a></text:p>
      <text:p text:style-name="P4">很多無奈與戰爭悲劇可能都像這樣開始的，請看這個泰國洗髮精廣告<text:span text:style-name="T3"><text:line-break/>https://www.youtube.com/watch?v=FE537HGdwCI<text:line-break/></text:span>某強國說：我的好夥伴<text:span text:style-name="T3">(</text:span>利益<text:span text:style-name="T3">)</text:span>呢？<text:span text:style-name="T3"><text:line-break/></text:span>小弱國只好繼續搖頭</text:p>
      <text:p text:style-name="P1"><text:span text:style-name="T1">陳真</text:span><text:s/>  |  2014.01.09 00:52   |   <text:a xlink:type="simple" xlink:href="http://palinfo.habago.org/Entry?Command=Information_PrintForum&amp;iPage=461#FORUM32093"><text:span text:style-name="T2">#</text:span></text:a></text:p>
      <text:p text:style-name="P6">Who will I sing My song to <text:line-break/><text:line-break/>If there is no one Who shows herself On the balcony</text:p>
      <text:p text:style-name="P1"><text:span text:style-name="T1">陳真</text:span><text:s/>  |  2014.01.09 00:46   |   <text:a xlink:type="simple" xlink:href="http://palinfo.habago.org/Entry?Command=Information_PrintForum&amp;iPage=461#FORUM32092"><text:span text:style-name="T2">#</text:span></text:a></text:p>
      <text:p text:style-name="P2"><text:span text:style-name="T1">不論敵友</text:span>,<text:span text:style-name="T1">不管對錯</text:span>,<text:span text:style-name="T1">有一天</text:span>,<text:span text:style-name="T1">一切恩怨是非煙消雲散</text:span>,<text:span text:style-name="T1">所有人會團聚在這樣的一首歌裏</text:span>:<text:line-break/><text:line-break/>1. http://www.youtube.com/watch?v=FfQWwYPh8UI<text:line-break/><text:line-break/>2. http://www.youtube.com/watch?v=s0RJNg-Hepg<text:line-break/><text:line-break/>3. http://www.youtube.com/watch?v=mwMOvx8kvSc<text:line-break/><text:line-break/>4. http://www.youtube.com/watch?v=jxyUizAC9fo<text:line-break/><text:line-break/>Anthony Corleone plays a sicilian song for his father. Scene from "The Godfather, Part 3". Music by Nino Rota. "Brucia la Luna, Brucia la Terra".<text:line-break/><text:line-break/>Brucia la luna n'cielu<text:line-break/>E ju bruciu d'amuri<text:line-break/>Focu ca si consuma<text:line-break/>Comu lu me cori<text:line-break/><text:line-break/>L'anima chianci<text:line-break/>Addulurata<text:line-break/><text:line-break/>Non si da paci<text:line-break/>Ma cchi mala nuttata<text:line-break/><text:line-break/>Lu tempu passa<text:line-break/>Ma non agghiorna<text:line-break/>Non c'e mai suli<text:line-break/>S'idda non torna <text:line-break/><text:line-break/>Brucia la terra mia<text:line-break/>E abbrucia lu me cori<text:line-break/>Cchi siti d'acqua idda<text:line-break/>E ju siti d'amuri<text:line-break/><text:line-break/>Acu la cantu<text:line-break/>La me canzuni<text:line-break/><text:line-break/>Si no c'e nuddu<text:line-break/>Ca s'a affacia<text:line-break/>A lu barcuni <text:line-break/><text:line-break/><text:line-break/>Translation:<text:line-break/><text:line-break/>The moon is burning in the sky<text:line-break/>And I am burning with love<text:line-break/>The fire that is consumed<text:line-break/>Like my heart<text:line-break/><text:line-break/>My soul crys<text:line-break/>Painfully<text:line-break/><text:line-break/>I'm not at peace<text:line-break/>What a terrible night<text:line-break/><text:line-break/>The time passes<text:line-break/>But there is no dawn<text:line-break/>There is no sunshine<text:line-break/>If she doesn't return<text:line-break/><text:line-break/>My earth is burning<text:line-break/>And my heart is burning<text:line-break/>What she thirsts for water<text:line-break/>I thirst for love<text:line-break/><text:line-break/>Who will I sing<text:line-break/>My song to<text:line-break/><text:line-break/>If there is no one<text:line-break/>Who shows herself<text:line-break/>On the balcony<text:line-break/><text:line-break/>(Thanks to chabos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